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10a6" officeooo:paragraph-rsid="000710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Ávila</text:p>
      <text:p text:style-name="P1">Burgos</text:p>
      <text:p text:style-name="P1">León</text:p>
      <text:p text:style-name="P1">Palencia</text:p>
      <text:p text:style-name="P1">Salamanca</text:p>
      <text:p text:style-name="P1">Segovia</text:p>
      <text:p text:style-name="P1">Soria</text:p>
      <text:p text:style-name="P1">Valladolid</text:p>
      <text:p text:style-name="P1">Zamora.</text:p>
      <text:p text:style-name="P1">Castilla y León</text:p>
      <text:p text:style-name="P1">Andalucía</text:p>
      <text:p text:style-name="P1">Castilla-La Mancha</text:p>
      <text:p text:style-name="P1">Aragón</text:p>
      <text:p text:style-name="P1">Extremadura</text:p>
      <text:p text:style-name="P1">Cataluña</text:p>
      <text:p text:style-name="P1">Galicia</text:p>
      <text:p text:style-name="P1">Comunidad Valenciana</text:p>
      <text:p text:style-name="P1">Región de Murcia</text:p>
      <text:p text:style-name="P1">Principado de Asturias</text:p>
      <text:p text:style-name="P1">Navarra</text:p>
      <text:p text:style-name="P1">Comunidad de Madrid</text:p>
      <text:p text:style-name="P1">Canarias</text:p>
      <text:p text:style-name="P1">País Vasco</text:p>
      <text:p text:style-name="P1">Cantabria</text:p>
      <text:p text:style-name="P1">La Rioja</text:p>
      <text:p text:style-name="P1">Islas Baleares</text:p>
      <text:p text:style-name="P1">A Coruña</text:p>
      <text:p text:style-name="P1">Lugo</text:p>
      <text:p text:style-name="P1">Ourense</text:p>
      <text:p text:style-name="P1">Ponteved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50:14.514000000</meta:creation-date>
    <dc:date>2017-03-16T13:50:44.366000000</dc:date>
    <meta:editing-duration>P0D</meta:editing-duration>
    <meta:editing-cycles>1</meta:editing-cycles>
    <meta:document-statistic meta:table-count="0" meta:image-count="0" meta:object-count="0" meta:page-count="1" meta:paragraph-count="30" meta:word-count="44" meta:character-count="297" meta:non-whitespace-character-count="283"/>
    <meta:generator>LibreOffice/4.2.4.2$Windows_x86 LibreOffice_project/63150712c6d317d27ce2db16eb94c2f3d7b699f8</meta:generator>
  </office:meta>
</office:document-meta>
</file>